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 style:list-style-name="L1"/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="Times New Roman1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6" style:family="text">
      <style:text-properties style:font-name="Times New Roman1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3">do text</text:span></text:p><text:p text:style-name="P4"><text:span text:style-name="T13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3"><text:span text:style-name="T8">do text if not len(self.getApplicants()) &gt; 1</text:span></text:p><text:p text:style-name="P3"><text:span text:style-name="T9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3"><text:span text:style-name="T8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3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irrecevable</text:p>
      <text:p text:style-name="UrbanBody"/>
      <text:p text:style-name="UrbanBody"><text:span text:style-name="T4"><office:annotation><dc:creator>sde </dc:creator><dc:date>2011-07-27T10:02:17</dc:date><text:p text:style-name="P3"><text:span text:style-name="T8">do text</text:span></text:p><text:p text:style-name="P3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11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10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self.getPortionOutsText()</text:text-input></text:p>
      <text:p text:style-name="UrbanBody"/>
      <text:p text:style-name="UrbanBody">Le Collège Communal,</text:p>
      <text:p text:style-name="UrbanBody"/>
      <text:p text:style-name="UrbanBody">Vu le décret du Gouvernement Wallon du 24/05/2007 relatif aux infractions et sanctions en matière d’urbanisme, publié au Moniteur Belge le 18/06/2007.</text:p>
      <text:p text:style-name="UrbanBody"/>
      <text:p text:style-name="UrbanBody">Considérant que <text:text-input text:description="Demandeurs">applicantobj.getSignaletic(withaddress=True)</text:text-input> a introduit une demande de permis relative à un bien sis à <text:text-input text:description="Situation des travaux">self.getWorkLocationSignaletic()</text:text-input> ; inscrit au cadastre, section A n° <text:text-input text:description="Bien-Parcelles">self.getPortionOutsText()</text:text-input> et ayant pour objet la régularisation pour <text:text-input text:description="Objet des travaux">self.getLicenceSubject()</text:text-input>;</text:p>
      <text:p text:style-name="UrbanBody"/>
      <text:p text:style-name="UrbanBody">Considérant que la demande de permis porte sur des travaux réalisés sans permis préalable constatés par <text:s/>un procès-verbal rédigé à charge de <text:text-input text:description="Titre du demandeur">applicantobj.getPersonTitleValue()</text:text-input> le XX XX 2009, propriétaire précédent ayant réalisé les travaux et dont information a été donnée au demandeur le <text:s/>XXXXXXXXX ; <text:s/></text:p>
      <text:p text:style-name="UrbanBody"/>
      <text:p text:style-name="UrbanBody">Considérant qu’un second pro-justitia a été rédigé à charge de <text:span text:style-name="T6"><text:text-input text:description="Demandeurs">self.getApplicantsSignaletic()</text:text-input></text:span><text:span text:style-name="T6"> </text:span>pour le maintien de cette situation illicite en date du XX/XX/2009 et dont information a été donnée au demandeur le XX/XX/2009 ; <text:s text:c="18"/></text:p>
      <text:p text:style-name="UrbanBody"/>
      <text:p text:style-name="UrbanBody">Vu l’article 159 bis du Code Wallon de l’Aménagement du Territoire, de l’Urbanisme et du Patrimoine ;</text:p>
      <text:p text:style-name="UrbanBody">Considérant que l’infraction n’a fait l’objet ni d’un jugement coulé en force de chose jugée (visé à l’article 155§2 du CWATUP) ni d’un versement du montant de transaction (décret du 24/05/2007, article 6)</text:p>
      <text:p text:style-name="UrbanBody"/>
      <text:p text:style-name="UrbanBody"/>
      <text:p text:style-name="UrbanBody">Décide</text:p>
      <text:p text:style-name="UrbanBody"/>
      <text:list xml:id="list730731460" text:style-name="L1">
        <text:list-item>
          <text:p text:style-name="P2"><text:soft-page-break/><text:span text:style-name="T6">Article 1er : La demande de permis introduite par </text:span><text:span text:style-name="T6"><text:text-input text:description="Demandeurs">self.getApplicantsSignaletic()</text:text-input></text:span><text:span text:style-name="T6"> pour le bien sis </text:span><text:span text:style-name="T6"><text:text-input text:description="Situation des travaux">self.getWorkLocationSignaletic()</text:text-input></text:span><text:span text:style-name="T6">  est </text:span><text:span text:style-name="T5">irrecevable </text:span></text:p>
        </text:list-item>
      </text:list>
      <text:p text:style-name="UrbanBody"/>
      <text:list xml:id="list1263620412" text:continue-numbering="true" text:style-name="L1">
        <text:list-item>
          <text:p text:style-name="P2">Article 2 : Expédition de la présente décision est transmise au demandeur et une copie de cet envoi est <text:s text:c="2"/>adressée au Fonctionnaire délégué.</text:p>
        </text:list-item>
      </text:list>
      <text:p text:style-name="UrbanBody"/>
      <text:p text:style-name="UrbanBody"><office:annotation><dc:creator>Gauthier Bastien</dc:creator><dc:date>2011-02-21T09:23:46</dc:date><text:p text:style-name="P3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3"><text:span text:style-name="T9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3"><text:span text:style-name="T8">do text</text:span></text:p><text:p text:style-name="P3"><text:span text:style-name="T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16:41</dc:date>
    <dc:creator>Simon Delcourt</dc:creator>
    <meta:editing-duration>PT8H19M47S</meta:editing-duration>
    <meta:editing-cycles>48</meta:editing-cycles>
    <meta:generator>LibreOffice/3.5$Linux_x86 LibreOffice_project/350m1$Build-2</meta:generator>
    <meta:document-statistic meta:table-count="0" meta:image-count="0" meta:object-count="0" meta:page-count="2" meta:paragraph-count="27" meta:word-count="307" meta:character-count="2364" meta:non-whitespace-character-count="2069"/>
  </office:meta>
</office:document-meta>
</file>